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168253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2"/>
          <table:table-cell office:value-type="string" calcext:value-type="string">
            <text:p>Indicador B</text:p>
          </table:table-cell>
          <table:table-cell table:number-columns-repeated="2"/>
          <table:table-cell office:value-type="string" calcext:value-type="string">
            <text:p>Indicador W</text:p>
          </table:table-cell>
          <table:table-cell table:number-columns-repeated="3"/>
          <table:table-cell office:value-type="string" calcext:value-type="string">
            <text:p>Média Acumulada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formula="of:=([.C3]/[.B3])*100"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F3]/[.E3])*100" office:value-type="float" office:value="100" calcext:value-type="float">
            <text:p>100</text:p>
          </table:table-cell>
          <table:table-cell table:style-name="ce1" office:value-type="float" office:value="6000000" calcext:value-type="float">
            <text:p>6.000.000,00</text:p>
          </table:table-cell>
          <table:table-cell table:style-name="ce1" office:value-type="float" office:value="100000" calcext:value-type="float">
            <text:p>100.000,00</text:p>
          </table:table-cell>
          <table:table-cell table:formula="of:=((1-([.I3]-[.H3])/[.H3])*100)-100" office:value-type="float" office:value="98.3333333333333" calcext:value-type="float">
            <text:p>98,3333333333333</text:p>
          </table:table-cell>
          <table:table-cell/>
          <table:table-cell table:formula="of:=([.D3]+[.G3]+[.J3])/3" office:value-type="float" office:value="77.1111111111111" calcext:value-type="float">
            <text:p>77,1111111111111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([.C4]/[.B4])*100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F4]/[.E4])*100" office:value-type="float" office:value="90" calcext:value-type="float">
            <text:p>90</text:p>
          </table:table-cell>
          <table:table-cell table:style-name="ce1" office:value-type="float" office:value="6000000" calcext:value-type="float">
            <text:p>6.000.000,00</text:p>
          </table:table-cell>
          <table:table-cell table:style-name="ce1" office:value-type="float" office:value="59000" calcext:value-type="float">
            <text:p>59.000,00</text:p>
          </table:table-cell>
          <table:table-cell table:formula="of:=((1-([.I4]-[.H4])/[.H4])*100)-100" office:value-type="float" office:value="99.0166666666667" calcext:value-type="float">
            <text:p>99,0166666666667</text:p>
          </table:table-cell>
          <table:table-cell/>
          <table:table-cell table:formula="of:=([.G4]+[.D4])/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formula="of:=([.C5]/[.B5])*100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5]/[.E5])*100"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5]-[.H5])/[.H5])*100)-100" office:value-type="float" office:value="100" calcext:value-type="float">
            <text:p>100</text:p>
          </table:table-cell>
          <table:table-cell/>
          <table:table-cell table:formula="of:=([.G5]+[.D5])/2"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([.C6]/[.B6])*100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6]/[.E6])*100"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6]-[.H6])/[.H6])*100)-100" office:value-type="float" office:value="100" calcext:value-type="float">
            <text:p>100</text:p>
          </table:table-cell>
          <table:table-cell/>
          <table:table-cell table:formula="of:=([.G6]+[.D6])/2"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7]/[.B7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7]-[.H7])/[.H7])*100)-100" office:value-type="float" office:value="100" calcext:value-type="float">
            <text:p>100</text:p>
          </table:table-cell>
          <table:table-cell/>
          <table:table-cell table:formula="of:=([.G7]+[.D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8]/[.B8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8]-[.H8])/[.H8])*100)-100" office:value-type="float" office:value="100" calcext:value-type="float">
            <text:p>100</text:p>
          </table:table-cell>
          <table:table-cell/>
          <table:table-cell table:formula="of:=([.G8]+[.D8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9]/[.B9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9]-[.H9])/[.H9])*100)-100" office:value-type="float" office:value="100" calcext:value-type="float">
            <text:p>100</text:p>
          </table:table-cell>
          <table:table-cell/>
          <table:table-cell table:formula="of:=([.G9]+[.D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0]/[.B10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0]-[.H10])/[.H10])*100)-100" office:value-type="float" office:value="100" calcext:value-type="float">
            <text:p>100</text:p>
          </table:table-cell>
          <table:table-cell/>
          <table:table-cell table:formula="of:=([.G10]+[.D1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1]/[.B11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1]-[.H11])/[.H11])*100)-100" office:value-type="float" office:value="100" calcext:value-type="float">
            <text:p>100</text:p>
          </table:table-cell>
          <table:table-cell/>
          <table:table-cell table:formula="of:=([.G11]+[.D11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2]/[.B12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2]-[.H12])/[.H12])*100)-100" office:value-type="float" office:value="100" calcext:value-type="float">
            <text:p>100</text:p>
          </table:table-cell>
          <table:table-cell/>
          <table:table-cell table:formula="of:=([.G12]+[.D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3]-[.H13])/[.H13])*100)-100" office:value-type="float" office:value="100" calcext:value-type="float">
            <text:p>100</text:p>
          </table:table-cell>
          <table:table-cell/>
          <table:table-cell table:formula="of:=([.G13]+[.D1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000000" calcext:value-type="float">
            <text:p>6.000.000,00</text:p>
          </table:table-cell>
          <table:table-cell/>
          <table:table-cell table:formula="of:=((1-([.I14]-[.H14])/[.H14])*100)-100" office:value-type="float" office:value="100" calcext:value-type="float">
            <text:p>100</text:p>
          </table:table-cell>
          <table:table-cell/>
          <table:table-cell table:formula="of:=([.G14]+[.D1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243" calcext:value-type="float">
            <text:p>243</text:p>
          </table:table-cell>
          <table:table-cell table:formula="of:=([.C15]/[.B15])*100" office:value-type="float" office:value="24.3" calcext:value-type="float">
            <text:p>24,3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9" calcext:value-type="float">
            <text:p>19</text:p>
          </table:table-cell>
          <table:table-cell table:formula="of:=([.F15]/[.E15])*100" office:value-type="float" office:value="57.5757575757576" calcext:value-type="float">
            <text:p>57,5757575757576</text:p>
          </table:table-cell>
          <table:table-cell table:style-name="ce1" table:formula="of:=SUM([.H3:.H14])/12" office:value-type="float" office:value="6000000" calcext:value-type="float">
            <text:p>6.000.000,00</text:p>
          </table:table-cell>
          <table:table-cell table:style-name="ce1" table:formula="of:=SUM([.I3:.I14])" office:value-type="float" office:value="159000" calcext:value-type="float">
            <text:p>159.000,00</text:p>
          </table:table-cell>
          <table:table-cell table:formula="of:=((1-([.I15]-[.H15])/[.H15])*100)-100" office:value-type="float" office:value="97.35" calcext:value-type="float">
            <text:p>97,35</text:p>
          </table:table-cell>
          <table:table-cell/>
          <table:table-cell table:formula="of:=([.G15]+[.D15])/2" office:value-type="float" office:value="40.9378787878788" calcext:value-type="float">
            <text:p>40,9378787878788</text:p>
          </table:table-cell>
        </table:table-row>
        <table:table-row table:style-name="ro1">
          <table:table-cell table:number-columns-repeated="3"/>
          <table:table-cell table:formula="of:=[.D15]+[.G15]+0" office:value-type="float" office:value="81.8757575757576" calcext:value-type="float">
            <text:p>81,8757575757576</text:p>
          </table:table-cell>
          <table:table-cell table:formula="of:=[.D16]/3" office:value-type="float" office:value="27.2919191919192" calcext:value-type="float">
            <text:p>27,2919191919192</text:p>
          </table:table-cell>
          <table:table-cell table:formula="of:=[.E16]/2" office:value-type="float" office:value="13.6459595959596" calcext:value-type="float">
            <text:p>13,6459595959596</text:p>
          </table:table-cell>
          <table:table-cell table:number-columns-repeated="6"/>
        </table:table-row>
        <table:table-row table:style-name="ro1">
          <table:table-cell/>
          <table:table-cell table:formula="of:=(SUM([.C3:.C6])/1200)*100" office:value-type="float" office:value="20.25" calcext:value-type="float">
            <text:p>20,25</text:p>
          </table:table-cell>
          <table:table-cell table:number-columns-repeated="2"/>
          <table:table-cell table:formula="of:=(SUM([.F3:.F4])/33)*100" office:value-type="float" office:value="57.5757575757576" calcext:value-type="float">
            <text:p>57,5757575757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7]+[.E17]+[.B17]" office:value-type="float" office:value="77.8257575757576" calcext:value-type="float">
            <text:p>77,8257575757576</text:p>
          </table:table-cell>
          <table:table-cell table:formula="of:=[.J17]/3" office:value-type="float" office:value="25.9419191919192" calcext:value-type="float">
            <text:p>25,9419191919192</text:p>
          </table:table-cell>
          <table:table-cell table:formula="of:=[.K17]/5" office:value-type="float" office:value="5.18838383838384" calcext:value-type="float">
            <text:p>5,18838383838384</text:p>
          </table:table-cell>
        </table:table-row>
        <table:table-row table:style-name="ro1">
          <table:table-cell table:number-columns-repeated="9"/>
          <table:table-cell table:formula="of:=[.C15]+[.F15]+0" office:value-type="float" office:value="262" calcext:value-type="float">
            <text:p>262</text:p>
          </table:table-cell>
          <table:table-cell table:formula="of:=[.J18]/3" office:value-type="float" office:value="87.3333333333333" calcext:value-type="float">
            <text:p>87,3333333333333</text:p>
          </table:table-cell>
          <table:table-cell table:formula="of:=[.K18]/5" office:value-type="float" office:value="17.4666666666667" calcext:value-type="float">
            <text:p>17,4666666666667</text:p>
          </table:table-cell>
        </table:table-row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7"/>
          <table:table-cell table:formula="of:=175/3" office:value-type="float" office:value="58.3333333333333" calcext:value-type="float">
            <text:p>58,3333333333333</text:p>
          </table:table-cell>
          <table:table-cell table:formula="of:=[.J19]/5" office:value-type="float" office:value="11.6666666666667" calcext:value-type="float">
            <text:p>11,6666666666667</text:p>
          </table:table-cell>
          <table:table-cell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(1-([.C21]-[.B21])/[.B21])*100-100" office:value-type="float" office:value="48.4848484848485" calcext:value-type="float">
            <text:p>48,48484848484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1]/[.G2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2]/[.B22])*100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100-(100-([.G22]/[.F22])*100)" office:value-type="float" office:value="96.969696969697" calcext:value-type="float">
            <text:p>96,969696969697</text:p>
          </table:table-cell>
          <table:table-cell table:formula="of:=([.G22]/[.F22])*100" office:value-type="float" office:value="96.969696969697" calcext:value-type="float">
            <text:p>96,969696969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3]/[.B23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4]/[.B24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5]/[.B25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6]/[.B26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7]/[.B27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8]/[.B28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9]/[.B29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30]/[.B3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1:.B32])/12" office:value-type="float" office:value="33" calcext:value-type="float">
            <text:p>33</text:p>
          </table:table-cell>
          <table:table-cell table:formula="of:=SUM([.C21:.C32])" office:value-type="float" office:value="17" calcext:value-type="float">
            <text:p>17</text:p>
          </table:table-cell>
          <table:table-cell table:formula="of:=([.C33]/[.B33])*100" office:value-type="float" office:value="51.5151515151515" calcext:value-type="float">
            <text:p>51,5151515151515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o de Ação 3.1.1</text:p>
          </table:table-cell>
          <table:table-cell office:value-type="string" calcext:value-type="string">
            <text:p>Plano de Ação 3.1.3</text:p>
          </table:table-cell>
          <table:table-cell office:value-type="string" calcext:value-type="string">
            <text:p>Plano de Ação 3.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cador A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cador B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cador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39:.B42])/2" office:value-type="float" office:value="87.5" calcext:value-type="float">
            <text:p>87,5</text:p>
          </table:table-cell>
          <table:table-cell table:formula="of:=SUM([.C39:.C42])/1" office:value-type="float" office:value="0" calcext:value-type="float">
            <text:p>0</text:p>
          </table:table-cell>
          <table:table-cell table:formula="of:=SUM([.D39:.D4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43]/3" office:value-type="float" office:value="29.1666666666667" calcext:value-type="float">
            <text:p>29,1666666666667</text:p>
          </table:table-cell>
          <table:table-cell table:number-columns-repeated="10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2"/>
          <table:table-cell office:value-type="string" calcext:value-type="string">
            <text:p>Indicador B</text:p>
          </table:table-cell>
          <table:table-cell table:number-columns-repeated="2"/>
          <table:table-cell office:value-type="string" calcext:value-type="string">
            <text:p>Indicador W</text:p>
          </table:table-cell>
          <table:table-cell table:number-columns-repeated="3"/>
          <table:table-cell office:value-type="string" calcext:value-type="string">
            <text:p>Média Acumul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style-name="ce3" table:formula="of:=([.C3]/[.B3])*100"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([.F3]/[.E3])*100" office:value-type="float" office:value="100" calcext:value-type="float">
            <text:p>100</text:p>
          </table:table-cell>
          <table:table-cell table:style-name="ce1" office:value-type="float" office:value="600000" calcext:value-type="float">
            <text:p>600.000,00</text:p>
          </table:table-cell>
          <table:table-cell table:style-name="ce1" office:value-type="float" office:value="100000" calcext:value-type="float">
            <text:p>100.000,00</text:p>
          </table:table-cell>
          <table:table-cell table:style-name="ce3" table:formula="of:=((1-([.I3]-[.H3])/[.H3])*100)-100" office:value-type="float" office:value="83.3333333333333" calcext:value-type="float">
            <text:p>83,3333333333333</text:p>
          </table:table-cell>
          <table:table-cell/>
          <table:table-cell table:formula="of:=([.D3]+[.G3]+[.J3])/3" office:value-type="float" office:value="72.1111111111111" calcext:value-type="float">
            <text:p>72,1111111111111</text:p>
          </table:table-cell>
          <table:table-cell/>
          <table:table-cell table:formula="of:=([.D3]+[.G3]+[.J3])/3" office:value-type="float" office:value="72.1111111111111" calcext:value-type="float">
            <text:p>72,1111111111111</text:p>
          </table:table-cell>
          <table:table-cell table:formula="of:=[.N3]/2" office:value-type="float" office:value="36.0555555555556" calcext:value-type="float">
            <text:p>36,0555555555556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style-name="ce3" table:formula="of:=([.C4]/[.B4])*100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" table:formula="of:=([.F4]/[.E4])*100" office:value-type="float" office:value="90" calcext:value-type="float">
            <text:p>90</text:p>
          </table:table-cell>
          <table:table-cell table:style-name="ce1" office:value-type="float" office:value="600000" calcext:value-type="float">
            <text:p>600.000,00</text:p>
          </table:table-cell>
          <table:table-cell table:style-name="ce1" office:value-type="float" office:value="59000" calcext:value-type="float">
            <text:p>59.000,00</text:p>
          </table:table-cell>
          <table:table-cell table:style-name="ce3" table:formula="of:=((1-([.I4]-[.H4])/[.H4])*100)-100" office:value-type="float" office:value="90.1666666666667" calcext:value-type="float">
            <text:p>90,1666666666667</text:p>
          </table:table-cell>
          <table:table-cell/>
          <table:table-cell table:formula="of:=([.G4]+[.D4])/2" office:value-type="float" office:value="63" calcext:value-type="float">
            <text:p>63</text:p>
          </table:table-cell>
          <table:table-cell/>
          <table:table-cell table:formula="of:=([.D4]+[.G4]+[.J4])/3" office:value-type="float" office:value="72.0555555555556" calcext:value-type="float">
            <text:p>72,0555555555556</text:p>
          </table:table-cell>
          <table:table-cell table:formula="of:=[.N4]/2" office:value-type="float" office:value="36.0277777777778" calcext:value-type="float">
            <text:p>36,027777777777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style-name="ce3" table:formula="of:=([.C5]/[.B5])*100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formula="of:=([.F5]/[.E5])*100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5]+[.D5])/2" office:value-type="float" office:value="39.5" calcext:value-type="float">
            <text:p>39,5</text:p>
          </table:table-cell>
          <table:table-cell/>
          <table:table-cell table:formula="of:=([.D5]+[.G5]+[.J5])/3" office:value-type="float" office:value="26.3333333333333" calcext:value-type="float">
            <text:p>26,3333333333333</text:p>
          </table:table-cell>
          <table:table-cell table:formula="of:=[.N5]/2" office:value-type="float" office:value="13.1666666666667" calcext:value-type="float">
            <text:p>13,1666666666667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style-name="ce3" table:formula="of:=([.C6]/[.B6])*100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([.F6]/[.E6])*100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6]+[.D6])/2" office:value-type="float" office:value="47.5" calcext:value-type="float">
            <text:p>47,5</text:p>
          </table:table-cell>
          <table:table-cell/>
          <table:table-cell table:formula="of:=([.D6]+[.G6]+[.J6])/3" office:value-type="float" office:value="31.6666666666667" calcext:value-type="float">
            <text:p>31,6666666666667</text:p>
          </table:table-cell>
          <table:table-cell table:formula="of:=[.N6]/2" office:value-type="float" office:value="15.8333333333333" calcext:value-type="float">
            <text:p>15,8333333333333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7]/[.B7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([.G7]+[.D7])/2" office:value-type="float" office:value="0" calcext:value-type="float">
            <text:p>0</text:p>
          </table:table-cell>
          <table:table-cell/>
          <table:table-cell table:formula="of:=([.D7]+[.G7]+[.J7])/3" office:value-type="float" office:value="0" calcext:value-type="float">
            <text:p>0</text:p>
          </table:table-cell>
          <table:table-cell table:formula="of:=[.N7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8]/[.B8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8]+[.D8])/2" office:value-type="float" office:value="0" calcext:value-type="float">
            <text:p>0</text:p>
          </table:table-cell>
          <table:table-cell/>
          <table:table-cell table:formula="of:=([.D8]+[.G8]+[.J8])/3" office:value-type="float" office:value="0" calcext:value-type="float">
            <text:p>0</text:p>
          </table:table-cell>
          <table:table-cell table:formula="of:=[.N8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9]/[.B9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9]+[.D9])/2" office:value-type="float" office:value="0" calcext:value-type="float">
            <text:p>0</text:p>
          </table:table-cell>
          <table:table-cell/>
          <table:table-cell table:formula="of:=([.D9]+[.G9]+[.J9])/3" office:value-type="float" office:value="0" calcext:value-type="float">
            <text:p>0</text:p>
          </table:table-cell>
          <table:table-cell table:formula="of:=[.N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10]/[.B10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10]+[.D10])/2" office:value-type="float" office:value="0" calcext:value-type="float">
            <text:p>0</text:p>
          </table:table-cell>
          <table:table-cell/>
          <table:table-cell table:formula="of:=([.D10]+[.G10]+[.J10])/3" office:value-type="float" office:value="0" calcext:value-type="float">
            <text:p>0</text:p>
          </table:table-cell>
          <table:table-cell table:formula="of:=[.N10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11]/[.B11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11]+[.D11])/2" office:value-type="float" office:value="0" calcext:value-type="float">
            <text:p>0</text:p>
          </table:table-cell>
          <table:table-cell/>
          <table:table-cell table:formula="of:=([.D11]+[.G11]+[.J11])/3" office:value-type="float" office:value="0" calcext:value-type="float">
            <text:p>0</text:p>
          </table:table-cell>
          <table:table-cell table:formula="of:=[.N11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12]/[.B12])*100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12]+[.D12])/2" office:value-type="float" office:value="0" calcext:value-type="float">
            <text:p>0</text:p>
          </table:table-cell>
          <table:table-cell/>
          <table:table-cell table:formula="of:=([.D12]+[.G12]+[.J12])/3" office:value-type="float" office:value="0" calcext:value-type="float">
            <text:p>0</text:p>
          </table:table-cell>
          <table:table-cell table:formula="of:=[.N12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13]+[.D13])/2" office:value-type="float" office:value="0" calcext:value-type="float">
            <text:p>0</text:p>
          </table:table-cell>
          <table:table-cell/>
          <table:table-cell table:formula="of:=([.D13]+[.G13]+[.J13])/3" office:value-type="float" office:value="0" calcext:value-type="float">
            <text:p>0</text:p>
          </table:table-cell>
          <table:table-cell table:formula="of:=[.N1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.000,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([.G14]+[.D14])/2" office:value-type="float" office:value="0" calcext:value-type="float">
            <text:p>0</text:p>
          </table:table-cell>
          <table:table-cell/>
          <table:table-cell table:formula="of:=([.D14]+[.G14]+[.J14])/3" office:value-type="float" office:value="0" calcext:value-type="float">
            <text:p>0</text:p>
          </table:table-cell>
          <table:table-cell table:formula="of:=[.N1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243" calcext:value-type="float">
            <text:p>243</text:p>
          </table:table-cell>
          <table:table-cell table:style-name="ce3" table:formula="of:=([.C15]/[.B15])*100" office:value-type="float" office:value="24.3" calcext:value-type="float">
            <text:p>24,3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9" calcext:value-type="float">
            <text:p>19</text:p>
          </table:table-cell>
          <table:table-cell table:style-name="ce3" table:formula="of:=([.F15]/[.E15])*100" office:value-type="float" office:value="57.5757575757576" calcext:value-type="float">
            <text:p>57,5757575757576</text:p>
          </table:table-cell>
          <table:table-cell table:style-name="ce1" table:formula="of:=SUM([.H3:.H14])/12" office:value-type="float" office:value="600000" calcext:value-type="float">
            <text:p>600.000,00</text:p>
          </table:table-cell>
          <table:table-cell table:style-name="ce1" table:formula="of:=SUM([.I3:.I14])" office:value-type="float" office:value="159000" calcext:value-type="float">
            <text:p>159.000,00</text:p>
          </table:table-cell>
          <table:table-cell table:style-name="ce3" table:formula="of:=((1-([.I15]-[.H15])/[.H15])*100)-100" office:value-type="float" office:value="73.5" calcext:value-type="float">
            <text:p>73,5</text:p>
          </table:table-cell>
          <table:table-cell/>
          <table:table-cell table:formula="of:=([.G15]+[.D15]+[.I7])/2" office:value-type="float" office:value="40.9378787878788" calcext:value-type="float">
            <text:p>40,9378787878788</text:p>
          </table:table-cell>
          <table:table-cell table:formula="of:=[.L15]/2" office:value-type="float" office:value="20.4689393939394" calcext:value-type="float">
            <text:p>20,468939393939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table:formula="of:=([.C15]/[.B15])*100" office:value-type="float" office:value="24.3" calcext:value-type="float">
            <text:p>24,3</text:p>
          </table:table-cell>
          <table:table-cell table:number-columns-repeated="2"/>
          <table:table-cell table:style-name="ce3" table:formula="of:=([.F15]/[.E15])*100" office:value-type="float" office:value="57.5757575757576" calcext:value-type="float">
            <text:p>57,5757575757576</text:p>
          </table:table-cell>
          <table:table-cell table:number-columns-repeated="2"/>
          <table:table-cell table:style-name="ce3" office:value-type="string" calcext:value-type="string">
            <text:p>-</text:p>
          </table:table-cell>
          <table:table-cell/>
          <table:table-cell table:style-name="ce4" table:formula="of:=([.D17]+[.G17])/2" office:value-type="float" office:value="40.9378787878788" calcext:value-type="float">
            <text:p>40,93787878787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C15]/500)*100" office:value-type="float" office:value="48.6" calcext:value-type="float">
            <text:p>48,6</text:p>
          </table:table-cell>
          <table:table-cell table:number-columns-repeated="2"/>
          <table:table-cell table:style-name="ce3" table:formula="of:=([.F15]/[.E15])*100" office:value-type="float" office:value="57.5757575757576" calcext:value-type="float">
            <text:p>57,5757575757576</text:p>
          </table:table-cell>
          <table:table-cell table:number-columns-repeated="2"/>
          <table:table-cell table:style-name="ce3"/>
          <table:table-cell/>
          <table:table-cell table:style-name="ce4" table:formula="of:=([.D18]+[.G18]+[.J18])/2" office:value-type="float" office:value="53.0878787878788" calcext:value-type="float">
            <text:p>53,0878787878788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Mês 1</text:p>
          </table:table-cell>
          <table:table-cell table:number-columns-repeated="2"/>
          <table:table-cell table:formula="of:=(33/100)*100" office:value-type="float" office:value="33" calcext:value-type="float">
            <text:p>33</text:p>
          </table:table-cell>
          <table:table-cell table:number-columns-repeated="2"/>
          <table:table-cell table:formula="of:=(10/10)*100" office:value-type="float" office:value="100" calcext:value-type="float">
            <text:p>100</text:p>
          </table:table-cell>
          <table:table-cell/>
          <table:table-cell table:formula="of:=([.D22]+[.G22])/2" office:value-type="float" office:value="66.5" calcext:value-type="float">
            <text:p>66,5</text:p>
          </table:table-cell>
          <table:table-cell table:formula="of:=(1-(100000-600000)/600000)*100-100" office:value-type="float" office:value="83.3333333333333" calcext:value-type="float">
            <text:p>83,3333333333333</text:p>
          </table:table-cell>
          <table:table-cell table:formula="of:=[.J22]/1" office:value-type="float" office:value="83.3333333333333" calcext:value-type="float">
            <text:p>83,3333333333333</text:p>
          </table:table-cell>
          <table:table-cell table:formula="of:=[.I22]+[.K22]" office:value-type="float" office:value="149.833333333333" calcext:value-type="float">
            <text:p>149,833333333333</text:p>
          </table:table-cell>
          <table:table-cell table:style-name="ce7" table:formula="of:=[.L22]/2" office:value-type="float" office:value="74.9166666666667" calcext:value-type="float">
            <text:p>74,91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ês 5</text:p>
          </table:table-cell>
          <table:table-cell table:formula="of:=SUM([.B3:.B7])" office:value-type="float" office:value="500" calcext:value-type="float">
            <text:p>500</text:p>
          </table:table-cell>
          <table:table-cell table:formula="of:=SUM([.C3:.C7])" office:value-type="float" office:value="243" calcext:value-type="float">
            <text:p>243</text:p>
          </table:table-cell>
          <table:table-cell table:formula="of:=([.C23]/[.B23])*100" office:value-type="float" office:value="48.6" calcext:value-type="float">
            <text:p>48,6</text:p>
          </table:table-cell>
          <table:table-cell table:formula="of:=SUM([.E3:.E7])" office:value-type="float" office:value="33" calcext:value-type="float">
            <text:p>33</text:p>
          </table:table-cell>
          <table:table-cell table:formula="of:=SUM([.F3:.F7])" office:value-type="float" office:value="19" calcext:value-type="float">
            <text:p>19</text:p>
          </table:table-cell>
          <table:table-cell table:formula="of:=([.F23]/[.E23])*100" office:value-type="float" office:value="57.5757575757576" calcext:value-type="float">
            <text:p>57,5757575757576</text:p>
          </table:table-cell>
          <table:table-cell office:value-type="float" office:value="600000" calcext:value-type="float">
            <text:p>600000</text:p>
          </table:table-cell>
          <table:table-cell table:formula="of:=([.D23]+[.G23])/2" office:value-type="float" office:value="53.0878787878788" calcext:value-type="float">
            <text:p>53,0878787878788</text:p>
          </table:table-cell>
          <table:table-cell office:value-type="float" office:value="0" calcext:value-type="float">
            <text:p>0</text:p>
          </table:table-cell>
          <table:table-cell table:formula="of:=([.D23]+[.G23])/2" office:value-type="float" office:value="53.0878787878788" calcext:value-type="float">
            <text:p>53,0878787878788</text:p>
          </table:table-cell>
          <table:table-cell table:formula="of:=[.K23]+[.D26]" office:value-type="float" office:value="143.99696969697" calcext:value-type="float">
            <text:p>143,99696969697</text:p>
          </table:table-cell>
          <table:table-cell table:style-name="ce7" table:formula="of:=([.K23]+[.L23])/2" office:value-type="float" office:value="98.5424242424243" calcext:value-type="float">
            <text:p>98,5424242424243</text:p>
          </table:table-cell>
          <table:table-cell table:formula="of:=[.M23]/6" office:value-type="float" office:value="16.4237373737374" calcext:value-type="float">
            <text:p>16,4237373737374</text:p>
          </table:table-cell>
          <table:table-cell/>
        </table:table-row>
        <table:table-row table:style-name="ro1">
          <table:table-cell office:value-type="string" calcext:value-type="string">
            <text:p>Anu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243" calcext:value-type="float">
            <text:p>243</text:p>
          </table:table-cell>
          <table:table-cell table:formula="of:=([.C24]/[.B24])*100" office:value-type="float" office:value="24.3" calcext:value-type="float">
            <text:p>24,3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9" calcext:value-type="float">
            <text:p>19</text:p>
          </table:table-cell>
          <table:table-cell table:formula="of:=([.F24]/[.E24])*100" office:value-type="float" office:value="57.5757575757576" calcext:value-type="float">
            <text:p>57,5757575757576</text:p>
          </table:table-cell>
          <table:table-cell office:value-type="float" office:value="600000" calcext:value-type="float">
            <text:p>600000</text:p>
          </table:table-cell>
          <table:table-cell table:formula="of:=([.D24]+[.G24])/2" office:value-type="float" office:value="40.9378787878788" calcext:value-type="float">
            <text:p>40,9378787878788</text:p>
          </table:table-cell>
          <table:table-cell office:value-type="float" office:value="0" calcext:value-type="float">
            <text:p>0</text:p>
          </table:table-cell>
          <table:table-cell table:formula="of:=([.D24]+[.G24])/2" office:value-type="float" office:value="40.9378787878788" calcext:value-type="float">
            <text:p>40,9378787878788</text:p>
          </table:table-cell>
          <table:table-cell table:formula="of:=[.K24]+[.I24]+[.D26]" office:value-type="float" office:value="172.784848484849" calcext:value-type="float">
            <text:p>172,784848484849</text:p>
          </table:table-cell>
          <table:table-cell table:style-name="ce7" table:formula="of:=([.K24]+[.L24])/3" office:value-type="float" office:value="71.2409090909091" calcext:value-type="float">
            <text:p>71,240909090909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((1-([.C26]-[.B26])/[.B26])*100)-100" office:value-type="float" office:value="90.9090909090909" calcext:value-type="float">
            <text:p>90,9090909090909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 Cálculo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3.3" calcext:value-type="float">
            <text:p>83,3</text:p>
          </table:table-cell>
          <table:table-cell/>
          <table:table-cell office:value-type="float" office:value="90.9" calcext:value-type="float">
            <text:p>90,9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table:formula="of:=([.D30]+[.G30])/2" office:value-type="float" office:value="66.5" calcext:value-type="float">
            <text:p>66,5</text:p>
          </table:table-cell>
          <table:table-cell/>
          <table:table-cell table:formula="of:=[.K22]" office:value-type="float" office:value="83.3333333333333" calcext:value-type="float">
            <text:p>83,3333333333333</text:p>
          </table:table-cell>
          <table:table-cell/>
          <table:table-cell table:formula="of:=[.D26]" office:value-type="float" office:value="90.9090909090909" calcext:value-type="float">
            <text:p>90,9090909090909</text:p>
          </table:table-cell>
          <table:table-cell table:formula="of:=([.H33]+[.J33]+[.L33])" office:value-type="float" office:value="240.742424242424" calcext:value-type="float">
            <text:p>240,742424242424</text:p>
          </table:table-cell>
          <table:table-cell table:formula="of:=[.M33]/6" office:value-type="float" office:value="40.1237373737374" calcext:value-type="float">
            <text:p>40,123737373737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(243/700)*100" office:value-type="float" office:value="34.7142857142857" calcext:value-type="float">
            <text:p>34,7142857142857</text:p>
          </table:table-cell>
          <table:table-cell table:number-columns-repeated="2"/>
          <table:table-cell table:formula="of:=(19/33)*100" office:value-type="float" office:value="57.5757575757576" calcext:value-type="float">
            <text:p>57,5757575757576</text:p>
          </table:table-cell>
          <table:table-cell table:formula="of:=([.D35]+[.G35])/2" office:value-type="float" office:value="46.1450216450216" calcext:value-type="float">
            <text:p>46,14502164502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H35]+[.J35]+[.L35])" office:value-type="float" office:value="46.1450216450216" calcext:value-type="float">
            <text:p>46,1450216450216</text:p>
          </table:table-cell>
          <table:table-cell table:formula="of:=[.M35]/6" office:value-type="float" office:value="7.69083694083694" calcext:value-type="float">
            <text:p>7,69083694083694</text:p>
          </table:table-cell>
          <table:table-cell/>
        </table:table-row>
      </table:table>
      <table:table table:name="Sheet3" table:style-name="ta1"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formula="of:=[.F2]/6" office:value-type="float" office:value="15.3333333333333" calcext:value-type="float">
            <text:p>15,3333333333333</text:p>
          </table:table-cell>
        </table:table-row>
        <table:table-row table:style-name="ro1">
          <table:table-cell table:formula="of:=[.A2]/6" office:value-type="float" office:value="16.6666666666667" calcext:value-type="float">
            <text:p>16,6666666666667</text:p>
          </table:table-cell>
          <table:table-cell table:formula="of:=[.B2]/2" office:value-type="float" office:value="46" calcext:value-type="float">
            <text:p>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41:47.56369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0:36:36.218826043</meta:creation-date>
    <dc:date>2022-07-01T17:35:23.224266686</dc:date>
    <meta:editing-duration>PT10H6M43S</meta:editing-duration>
    <meta:editing-cycles>15</meta:editing-cycles>
    <meta:generator>LibreOffice/6.4.7.2$Linux_X86_64 LibreOffice_project/40$Build-2</meta:generator>
    <meta:document-statistic meta:table-count="3" meta:cell-count="415" meta:object-count="0"/>
  </office:meta>
</office:document-meta>
</file>